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A000001CB84B0670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0000000025A000001CB84B067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0T01:55:16</meta:creation-date>
    <dc:date>2013-02-10T02:03:14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